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6/2019<text:bookmark-end text:name="Text14"/></text:p>
            <text:p text:style-name="Normální">KVOP-42176/2019<text:bookmark-end text:name="Text2"/></text:p>
            <text:p text:style-name="Normální"><text:bookmark-start text:name="Text6"/>13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L. S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/text:p>
      <text:p text:style-name="Základnítext">dne 10. 9. 2019 byla do Kanceláře veřejného ochránce práv doručena Vaše žádost podle<text:s/>zákona<text:s/>č. 106/1999 Sb.,<text:s/>o svobodném přístupu<text:s/>k informacím,<text:s/>ve znění pozdějších předpisů, kterou žádáte<text:s/>o zaslání<text:s/>nového sborníku stanovisek veřejného ochránce práv – vězeňství II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 pozdravem</text:p>
      <text:p text:style-name="Základnítext"/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9">Příloha</text:p>
      <text:p text:style-name="P20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SYUA*</text:span>*KVOPX009SYUA*</text:p>
        <text:p text:style-name="P12"><text:span text:style-name="T13">KVOPX009SYUA</text:span>KVOPX009SYU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4T08:19:00Z</meta:creation-date>
    <dc:date>2019-09-24T08:1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0" meta:character-count="829" meta:row-count="5" meta:non-whitespace-character-count="710"/>
  </office:meta>
</office:document-meta>
</file>